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200%" fo:text-align="start" style:justify-single-word="false" fo:text-indent="0in" style:auto-text-indent="false">
        <style:tab-stops>
          <style:tab-stop style:position="0.4898in"/>
        </style:tab-stops>
      </style:paragraph-properties>
      <style:text-properties fo:font-size="12pt" style:font-size-asian="12pt" style:font-size-complex="12pt"/>
    </style:style>
    <style:style style:name="P3" style:family="paragraph" style:parent-style-name="Heading_20_1" style:master-page-name="numbering">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ONCLUSION</text:h>
      <text:p text:style-name="P2"><text:tab/>In the end, there was some things that would have been nice to add to the turret had funding or time permitted. One of which is an autonomous mode to allow for sentry type applications. <text:s text:c="2"/>This design was originally in the project but funding didn't allow for it. The project planned to use a pbasic stamp and sonar to guide itself. The turret part would be programming and infrared sensors for detection. If time and funds permitted then edge detection would be a better route but programming experience would be a must in that situation. Another possibility for the project in the future might be quicker reflexes and motion detection both of which would take better funding and programming. <text:s/>For the paintball or air-soft application, a button or sensor to detect when the vehicle was shot to disable it temporally to make thing fair for the other team and a little more fun might be added. The project could be modified to hold riot shields and more torque on the motors for different appl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 style:family="paragraph" style:parent-style-name="Heading_20_7"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no_20_numbering" style:display-name="no numbering" style:page-layout-name="Mpm2"/>
    <style:master-page style:name="numbering" style:page-layout-name="Mpm3">
      <style:footer>
        <text:p text:style-name="MP1">Page <text:page-number text:select-page="current">1</text:page-number> of <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3T15:57:00</meta:creation-date>
    <meta:editing-duration>PT00H00M44S</meta:editing-duration>
    <meta:editing-cycles>3</meta:editing-cycles>
    <meta:generator>OpenOffice.org/3.1$Linux OpenOffice.org_project/310m19$Build-9420</meta:generator>
    <dc:title>sen proj 1</dc:title>
    <dc:date>2010-04-23T18:07:48</dc:date>
    <meta:document-statistic meta:table-count="0" meta:image-count="0" meta:object-count="0" meta:page-count="1" meta:paragraph-count="3" meta:word-count="179" meta:character-count="1023"/>
    <meta:template xlink:type="simple" xlink:actuate="onRequest" xlink:title="sen proj 1" xlink:href="../../../.openoffice.org/3/user/template/sen%20proj%201.ott" meta:date="2010-04-23T15:57:00"/>
  </office:meta>
</office:document-meta>
</file>